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96.611275mm" fo:page-width="116.3510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  <style:style style:family="graphic" style:name="style-3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1395">
          <draw:g draw:id="g1405">
            <draw:path svg:d="M 0.0 8571.812 L 2117.9895 8571.812 L 2117.9895 6416.1187 L 4222.3267 6416.1187 L 4222.3267 4245.8745 L 6359.8687 4245.8745 L 6359.8687 2115.9785 L 8482.912 2115.9785 L 8482.912 0.0 L 11635.1045 0.0 L 11635.1045 1079.6058 L 9539.551 1079.6058 L 9539.551 3203.6277 L 7414.1006 3203.6277 L 7414.1006 5357.548 L 5292.9893 5357.548 L 5292.9893 7500.249 L 3163.0938 7500.249 L 3163.0938 9661.127 L 0.0 9661.127 L 0.0 8571.812 z" svg:height="96.611275mm" draw:style-name="style-2" svg:viewBox="0.0 0.0 11635.1045 9661.127" svg:width="116.35105mm" svg:x="0.0mm" svg:y="0.0mm"/>
            <draw:path svg:d="M 2876.9624 0.0 L 1003.8978 0.0 C 487.96033 0.0 468.11658 793.74994 1003.8978 793.74994 L 1963.9918 793.74994 L 138.04913 2619.6921 C -266.7368 3024.5051 305.76862 3610.2397 735.82227 3180.212 L 2534.5925 1376.4679 L 2534.5925 2326.7458 C 2531.8665 2842.6833 3332.231 2862.527 3333.4487 2326.7458 L 3333.4487 465.29617 C 3333.4487 187.4837 3147.0227 0.0 2876.9624 0.0 z" svg:height="33.309853mm" draw:style-name="style-3" svg:viewBox="0.0 0.0 3333.4487 3330.9854" svg:width="33.334488mm" svg:x="66.17424mm" svg:y="62.941196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96.611275mm" fo:page-width="116.3510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